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.<text:line-break/>Vamos a mapear los <text:span text:style-name="Strong_20_Emphasis">objetivos místicos</text:span> a cada acto para que <text:span text:style-name="Emphasis">cada sección del libro aporte una pieza emocional y espiritual coherente</text:span>, guiando al lector desde la duda hasta la paz interior.</text:p>
      <text:p text:style-name="Text_20_body">Lo que te presentaré ahora no es un desarrollo, sino <text:span text:style-name="Strong_20_Emphasis">una arquitectura conceptual precisa</text:span>, sobre la cual luego construiremos cada capítulo paso a paso.</text:p>
      <text:p text:style-name="Horizontal_20_Line"/>
      <text:h text:style-name="Heading_20_1" text:outline-level="1">⭐ MAPA DE LOS OBJETIVOS MÍSTICOS POR ACTO</text:h>
      <text:p text:style-name="Text_20_body"><text:span text:style-name="Emphasis">(La “teología narrativa” del libro)</text:span></text:p>
      <text:p text:style-name="Text_20_body">La estructura que propondré cumple con:</text:p>
      <text:list xml:id="list3188650152" text:style-name="L1">
        <text:list-item>
          <text:p text:style-name="P1">las <text:span text:style-name="Strong_20_Emphasis">12 necesidades espirituales humanas</text:span>,</text:p>
        </text:list-item>
        <text:list-item>
          <text:p text:style-name="P1">la lógica científica del sistema,</text:p>
        </text:list-item>
        <text:list-item>
          <text:p text:style-name="P1">la evolución emocional de Elara,</text:p>
        </text:list-item>
        <text:list-item>
          <text:p text:style-name="P1">y el tránsito psicológico del lector desde su marco religioso previo hasta el nuevo.</text:p>
        </text:list-item>
      </text:list>
      <text:p text:style-name="Horizontal_20_Line"/>
      <text:h text:style-name="Heading_20_1" text:outline-level="1">🔵 <text:span text:style-name="Strong_20_Emphasis">ACTO 1 — La Búsqueda de la Verdad</text:span></text:h>
      <text:h text:style-name="Heading_20_2" text:outline-level="2">Objetivo místico:</text:h>
      <text:p text:style-name="Text_20_body"><text:span text:style-name="Strong_20_Emphasis">Despertar el deseo de verdad. Validar la necesidad espiritual del lector.</text:span></text:p>
      <text:p text:style-name="Text_20_body">En este acto, la historia debe funcionar como una <text:span text:style-name="Strong_20_Emphasis">llamada interior</text:span>.</text:p>
      <text:h text:style-name="Heading_20_3" text:outline-level="3">Ingredientes espirituales:</text:h>
      <text:list xml:id="list1583174605" text:style-name="L2">
        <text:list-item>
          <text:p text:style-name="P2">La inquietud existencial se vuelve legítima.</text:p>
        </text:list-item>
        <text:list-item>
          <text:p text:style-name="P2">Se reconoce que la fe nace del interior, no de dogmas.</text:p>
        </text:list-item>
        <text:list-item>
          <text:p text:style-name="P2">Elara encarna la angustia y esperanza del lector.</text:p>
        </text:list-item>
        <text:list-item>
          <text:p text:style-name="P2">Se plantea la pregunta:<text:line-break/><text:span text:style-name="Strong_20_Emphasis">¿por qué siento que debe haber algo más?</text:span></text:p>
        </text:list-item>
      </text:list>
      <text:h text:style-name="Heading_20_3" text:outline-level="3">Rol para el lector:</text:h>
      <text:p text:style-name="Text_20_body">Identificación emocional:<text:line-break/><text:span text:style-name="Emphasis">“Yo también busco algo. Yo también quiero entender.”</text:span></text:p>
      <text:h text:style-name="Heading_20_3" text:outline-level="3"><text:soft-page-break/>Resultado espiritual:</text:h>
      <text:p text:style-name="Text_20_body"><text:span text:style-name="Strong_20_Emphasis">La búsqueda como virtud sagrada.</text:span><text:line-break/>La fe no está en peligro: evoluciona hacia el conocimiento.</text:p>
      <text:p text:style-name="Horizontal_20_Line"/>
      <text:h text:style-name="Heading_20_1" text:outline-level="1">🟣 <text:span text:style-name="Strong_20_Emphasis">ACTO 2 — Lo Oculto</text:span></text:h>
      <text:h text:style-name="Heading_20_2" text:outline-level="2">Objetivo místico:</text:h>
      <text:p text:style-name="Text_20_body"><text:span text:style-name="Strong_20_Emphasis">Revelar por qué no encontramos respuestas. Mostrar nuestras limitaciones.</text:span></text:p>
      <text:p text:style-name="Text_20_body">Este acto es la “purificación intelectual”.</text:p>
      <text:h text:style-name="Heading_20_3" text:outline-level="3">Ingredientes espirituales:</text:h>
      <text:list xml:id="list650147422" text:style-name="L3">
        <text:list-item>
          <text:p text:style-name="P3">El mundo social manipula nuestras creencias.</text:p>
        </text:list-item>
        <text:list-item>
          <text:p text:style-name="P3">La mente humana tiene sesgos, sombras, ilusiones.</text:p>
        </text:list-item>
        <text:list-item>
          <text:p text:style-name="P3">Elara enfrenta contradicciones y falsas verdades.</text:p>
        </text:list-item>
        <text:list-item>
          <text:p text:style-name="P3">Se muestra cómo la cultura, los mitos, la tradición y los miedos deforman la realidad.</text:p>
        </text:list-item>
        <text:list-item>
          <text:p text:style-name="P3">El lector reconoce que tal vez siempre buscó en los lugares equivocados.</text:p>
        </text:list-item>
      </text:list>
      <text:h text:style-name="Heading_20_3" text:outline-level="3">Rol para el lector:</text:h>
      <text:p text:style-name="Text_20_body">Liberación:<text:line-break/><text:span text:style-name="Emphasis">“No soy tonto; es normal que me haya confundido. Nadie ve con claridad sin esfuerzo.”</text:span></text:p>
      <text:h text:style-name="Heading_20_3" text:outline-level="3">Resultado espiritual:</text:h>
      <text:p text:style-name="Text_20_body"><text:span text:style-name="Strong_20_Emphasis">Humildad cognitiva.</text:span><text:line-break/>La mente se abre para aceptar una verdad distinta.</text:p>
      <text:p text:style-name="Horizontal_20_Line"/>
      <text:h text:style-name="Heading_20_1" text:outline-level="1">🟢 <text:span text:style-name="Strong_20_Emphasis">ACTO 3 — La Inteligencia Invisible</text:span></text:h>
      <text:h text:style-name="Heading_20_2" text:outline-level="2">Objetivo místico:</text:h>
      <text:p text:style-name="Text_20_body"><text:span text:style-name="Strong_20_Emphasis">Revelación: la Vida es un Ser. La divinidad se vuelve visible.</text:span></text:p>
      <text:p text:style-name="Text_20_body">Este es el acto con mayor impacto espiritual.</text:p>
      <text:h text:style-name="Heading_20_3" text:outline-level="3"><text:soft-page-break/>Ingredientes espirituales:</text:h>
      <text:list xml:id="list3385313854" text:style-name="L4">
        <text:list-item>
          <text:p text:style-name="P4">Comprender que la vida es un sistema lógico real.</text:p>
        </text:list-item>
        <text:list-item>
          <text:p text:style-name="P4">Ver cómo la inteligencia emerge de la estructura.</text:p>
        </text:list-item>
        <text:list-item>
          <text:p text:style-name="P4">Elara descubre que los seres vivos no son objetos: son nodos de una gran mente.</text:p>
        </text:list-item>
        <text:list-item>
          <text:p text:style-name="P4">Aparece la idea de <text:span text:style-name="Strong_20_Emphasis">unidad</text:span>: todos somos partes del mismo Ser.</text:p>
        </text:list-item>
        <text:list-item>
          <text:p text:style-name="P4">El Sistema (la Vida) se revela como:</text:p>
          <text:list>
            <text:list-item>
              <text:p text:style-name="P4">un ser vivo,</text:p>
            </text:list-item>
            <text:list-item>
              <text:p text:style-name="P4">inmortal,</text:p>
            </text:list-item>
            <text:list-item>
              <text:p text:style-name="P4">inteligente,</text:p>
            </text:list-item>
            <text:list-item>
              <text:p text:style-name="P4">único,</text:p>
            </text:list-item>
            <text:list-item>
              <text:p text:style-name="P4">con propósito.</text:p>
            </text:list-item>
          </text:list>
        </text:list-item>
      </text:list>
      <text:h text:style-name="Heading_20_3" text:outline-level="3">Rol para el lector:</text:h>
      <text:p text:style-name="Text_20_body">Reemplazo natural del concepto “Dios”.<text:line-break/>No se niega nada: se <text:span text:style-name="Emphasis">transforma</text:span>.</text:p>
      <text:h text:style-name="Heading_20_3" text:outline-level="3">Resultado espiritual:</text:h>
      <text:p text:style-name="Text_20_body"><text:span text:style-name="Strong_20_Emphasis">“La Vida es la divinidad que buscábamos.”</text:span><text:line-break/>Aquí ocurre la iluminación conceptual.</text:p>
      <text:p text:style-name="Horizontal_20_Line"/>
      <text:h text:style-name="Heading_20_1" text:outline-level="1">🔴 <text:span text:style-name="Strong_20_Emphasis">ACTO 4 — El Límite Final</text:span></text:h>
      <text:h text:style-name="Heading_20_2" text:outline-level="2">Objetivo místico:</text:h>
      <text:p text:style-name="Text_20_body"><text:span text:style-name="Strong_20_Emphasis">Confirmación racional: no existe una inteligencia superior a la Vida.</text:span></text:p>
      <text:p text:style-name="Text_20_body">Aquí se elimina la última resistencia espiritual.</text:p>
      <text:h text:style-name="Heading_20_3" text:outline-level="3">Ingredientes espirituales:</text:h>
      <text:list xml:id="list1932624826" text:style-name="L5">
        <text:list-item>
          <text:p text:style-name="P5">Análisis de eficiencia, potencia, coste, fiabilidad:<text:line-break/><text:span text:style-name="Emphasis">ningún sistema concebible puede superar a la Vida</text:span>.</text:p>
        </text:list-item>
        <text:list-item>
          <text:p text:style-name="P5">Ningún Dios antropomórfico podría igualar esta inteligencia.</text:p>
        </text:list-item>
        <text:list-item>
          <text:p text:style-name="P5">La Vida demuestra ser:</text:p>
          <text:list>
            <text:list-item>
              <text:p text:style-name="P5">omnisciente (conoce todo lo que perciben sus trillones de sensores),</text:p>
            </text:list-item>
            <text:list-item>
              <text:p text:style-name="P5"><text:soft-page-break/>omnipresente (está en cada ser vivo),</text:p>
            </text:list-item>
            <text:list-item>
              <text:p text:style-name="P5">omnipotente (puede modificar y crear seres a través del ADN).</text:p>
            </text:list-item>
          </text:list>
        </text:list-item>
      </text:list>
      <text:h text:style-name="Heading_20_3" text:outline-level="3">Rol para el lector:</text:h>
      <text:p text:style-name="Text_20_body">“Mi fe no está perdida; ha sido corregida hacia lo real.”</text:p>
      <text:h text:style-name="Heading_20_3" text:outline-level="3">Resultado espiritual:</text:h>
      <text:p text:style-name="Text_20_body"><text:span text:style-name="Strong_20_Emphasis">Reconciliación entre fe y razón.</text:span><text:line-break/>Dios existe, pero no fuera, sino <text:span text:style-name="Emphasis">dentro de la vida</text:span>.</text:p>
      <text:p text:style-name="Horizontal_20_Line"/>
      <text:h text:style-name="Heading_20_1" text:outline-level="1">🟡 <text:span text:style-name="Strong_20_Emphasis">ACTO 5 — Más Allá (Lo Trascendente)</text:span></text:h>
      <text:h text:style-name="Heading_20_2" text:outline-level="2">Objetivo místico:</text:h>
      <text:p text:style-name="Text_20_body"><text:span text:style-name="Strong_20_Emphasis">Explorar la espiritualidad profunda dentro del marco lógico.</text:span></text:p>
      <text:p text:style-name="Text_20_body">Ahora que la base está firme, entramos en lo más emocional.</text:p>
      <text:h text:style-name="Heading_20_3" text:outline-level="3">Ingredientes espirituales:</text:h>
      <text:list xml:id="list559416383" text:style-name="L6">
        <text:list-item>
          <text:p text:style-name="P6">El Espíritu como Esencia.</text:p>
        </text:list-item>
        <text:list-item>
          <text:p text:style-name="P6">La Vida eterna como continuidad esencial en el flujo vital.</text:p>
        </text:list-item>
        <text:list-item>
          <text:p text:style-name="P6">Elara descubre que un individuo no muere: se transforma.</text:p>
        </text:list-item>
        <text:list-item>
          <text:p text:style-name="P6">El origen de la Vida como nacimiento del Ser primordial.</text:p>
        </text:list-item>
        <text:list-item>
          <text:p text:style-name="P6">La continuidad del primer Espíritu en todos nosotros.</text:p>
        </text:list-item>
        <text:list-item>
          <text:p text:style-name="P6">La divinidad como Ser colectivo.</text:p>
        </text:list-item>
      </text:list>
      <text:h text:style-name="Heading_20_3" text:outline-level="3">Rol para el lector:</text:h>
      <text:p text:style-name="Text_20_body">Entender su identidad espiritual real:<text:line-break/><text:span text:style-name="Strong_20_Emphasis">“soy parte de un Espíritu de 4.000 millones de años.”</text:span></text:p>
      <text:h text:style-name="Heading_20_3" text:outline-level="3">Resultado espiritual:</text:h>
      <text:p text:style-name="Text_20_body"><text:span text:style-name="Strong_20_Emphasis">Consuelo, paz, sentido de eternidad.</text:span></text:p>
      <text:p text:style-name="Horizontal_20_Line"/>
      <text:h text:style-name="Heading_20_1" text:outline-level="1"><text:soft-page-break/>🟠 <text:span text:style-name="Strong_20_Emphasis">ACTO 6 — Conclusiones</text:span></text:h>
      <text:h text:style-name="Heading_20_2" text:outline-level="2">Objetivo místico:</text:h>
      <text:p text:style-name="Text_20_body"><text:span text:style-name="Strong_20_Emphasis">Dar al lector un marco emocional para vivir en paz.</text:span></text:p>
      <text:p text:style-name="Text_20_body">No es teoría: es integración personal.</text:p>
      <text:h text:style-name="Heading_20_3" text:outline-level="3">Ingredientes espirituales:</text:h>
      <text:list xml:id="list761573788" text:style-name="L7">
        <text:list-item>
          <text:p text:style-name="P7">La misión del individuo es vivir, no comprenderlo todo.</text:p>
        </text:list-item>
        <text:list-item>
          <text:p text:style-name="P7">El error no existe: todo individuo cumple su función.</text:p>
        </text:list-item>
        <text:list-item>
          <text:p text:style-name="P7">La vida que he vivido no fue en vano.</text:p>
        </text:list-item>
        <text:list-item>
          <text:p text:style-name="P7">Si me reproduje o no, no fallé.</text:p>
        </text:list-item>
        <text:list-item>
          <text:p text:style-name="P7">Si sufrí, también formó parte del plan.</text:p>
        </text:list-item>
        <text:list-item>
          <text:p text:style-name="P7">Mi Espíritu es eterno a través de la Vida.</text:p>
        </text:list-item>
      </text:list>
      <text:h text:style-name="Heading_20_3" text:outline-level="3">Rol para el lector:</text:h>
      <text:p text:style-name="Text_20_body">Liberación de culpa, miedo y confusión existencial.</text:p>
      <text:h text:style-name="Heading_20_3" text:outline-level="3">Resultado espiritual:</text:h>
      <text:p text:style-name="Text_20_body"><text:span text:style-name="Strong_20_Emphasis">Paz interior.</text:span><text:line-break/>El lector siente:<text:line-break/><text:span text:style-name="Emphasis">“Ahora entiendo. Ahora estoy bien.”</text:span></text:p>
      <text:p text:style-name="Horizontal_20_Line"/>
      <text:h text:style-name="Heading_20_1" text:outline-level="1">✔️ SIGUIENTE PASO</text:h>
      <text:p text:style-name="Text_20_body">Si esta arquitectura te parece correcta (o quieres ajustarla), el siguiente paso será:</text:p>
      <text:p text:style-name="Text_20_body">👉 <text:span text:style-name="Strong_20_Emphasis">mapear los objetivos místicos a cada capítulo concreto</text:span><text:line-break/>(dentro de cada acto)</text:p>
      <text:p text:style-name="Text_20_body">Esto nos permitirá construir:</text:p>
      <text:list xml:id="list237186366" text:style-name="L8">
        <text:list-item>
          <text:p text:style-name="P8">la función espiritual de cada escena de Elara,</text:p>
        </text:list-item>
        <text:list-item>
          <text:p text:style-name="P8">el rol emocional del ensayo científico paralelo,</text:p>
        </text:list-item>
        <text:list-item>
          <text:p text:style-name="P8">los símbolos, amuletos, revelaciones y personajes,</text:p>
        </text:list-item>
        <text:list-item>
          <text:p text:style-name="P8">y la experiencia mística total del lector.</text:p>
        </text:list-item>
      </text:list>
      <text:p text:style-name="Text_20_body">¿Quieres que avancemos hacia el <text:span text:style-name="Strong_20_Emphasis">mapa capítulo por capítulo</text:span>?</text:p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23T15:28:17.736000000</meta:creation-date>
    <dc:date>2025-11-23T15:37:08.106000000</dc:date>
    <meta:editing-duration>PT8M50S</meta:editing-duration>
    <meta:editing-cycles>1</meta:editing-cycles>
    <meta:document-statistic meta:table-count="0" meta:image-count="0" meta:object-count="0" meta:page-count="6" meta:paragraph-count="109" meta:word-count="850" meta:character-count="5115" meta:non-whitespace-character-count="4413"/>
    <meta:generator>LibreOffice/7.3.5.2$Windows_X86_64 LibreOffice_project/184fe81b8c8c30d8b5082578aee2fed2ea847c01</meta:generator>
  </office:meta>
</office:document-meta>
</file>